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d94" officeooo:paragraph-rsid="00181d94"/>
    </style:style>
    <style:style style:name="P2" style:family="paragraph" style:parent-style-name="Standard">
      <style:text-properties officeooo:rsid="00181d94" officeooo:paragraph-rsid="0020bbef"/>
    </style:style>
    <style:style style:name="P3" style:family="paragraph" style:parent-style-name="Standard">
      <style:text-properties style:font-name="Ubuntu" officeooo:rsid="00181d94" officeooo:paragraph-rsid="00181d94"/>
    </style:style>
    <style:style style:name="P4" style:family="paragraph" style:parent-style-name="Standard">
      <style:paragraph-properties fo:line-height="115%"/>
      <style:text-properties style:font-name="Ubuntu" officeooo:rsid="00181d94" officeooo:paragraph-rsid="00181d94"/>
    </style:style>
    <style:style style:name="P5" style:family="paragraph" style:parent-style-name="Standard">
      <style:paragraph-properties fo:line-height="115%"/>
      <style:text-properties style:font-name="Ubuntu" officeooo:rsid="00181d94" officeooo:paragraph-rsid="0023cacb"/>
    </style:style>
    <style:style style:name="P6" style:family="paragraph" style:parent-style-name="Standard" style:list-style-name="L23">
      <style:paragraph-properties fo:line-height="115%"/>
      <style:text-properties style:font-name="Ubuntu" officeooo:rsid="00181d94" officeooo:paragraph-rsid="0025b9c8"/>
    </style:style>
    <style:style style:name="P7" style:family="paragraph" style:parent-style-name="Standard">
      <style:paragraph-properties fo:line-height="115%"/>
      <style:text-properties style:font-name="Ubuntu" officeooo:rsid="00181d94" officeooo:paragraph-rsid="002d2ff1"/>
    </style:style>
    <style:style style:name="P8" style:family="paragraph" style:parent-style-name="Standard"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/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line-height="115%"/>
      <style:text-properties style:font-name="Ubuntu" officeooo:paragraph-rsid="00181d94"/>
    </style:style>
    <style:style style:name="P11" style:family="paragraph" style:parent-style-name="Standard" style:list-style-name="L2">
      <style:paragraph-properties fo:line-height="115%"/>
      <style:text-properties style:font-name="Ubuntu" officeooo:paragraph-rsid="00181d94"/>
    </style:style>
    <style:style style:name="P12" style:family="paragraph" style:parent-style-name="Standard" style:list-style-name="L3">
      <style:paragraph-properties fo:line-height="115%"/>
      <style:text-properties style:font-name="Ubuntu" officeooo:paragraph-rsid="00181d94"/>
    </style:style>
    <style:style style:name="P13" style:family="paragraph" style:parent-style-name="Standard" style:list-style-name="L4">
      <style:paragraph-properties fo:line-height="115%"/>
      <style:text-properties style:font-name="Ubuntu" officeooo:paragraph-rsid="00181d94"/>
    </style:style>
    <style:style style:name="P14" style:family="paragraph" style:parent-style-name="Standard" style:list-style-name="L5">
      <style:paragraph-properties fo:line-height="115%"/>
      <style:text-properties style:font-name="Ubuntu" officeooo:paragraph-rsid="00181d94"/>
    </style:style>
    <style:style style:name="P15" style:family="paragraph" style:parent-style-name="Standard" style:list-style-name="L6">
      <style:paragraph-properties fo:line-height="115%"/>
      <style:text-properties style:font-name="Ubuntu" officeooo:paragraph-rsid="001938c4"/>
    </style:style>
    <style:style style:name="P16" style:family="paragraph" style:parent-style-name="Standard" style:list-style-name="L8">
      <style:paragraph-properties fo:line-height="115%"/>
      <style:text-properties style:font-name="Ubuntu" officeooo:paragraph-rsid="00181d94"/>
    </style:style>
    <style:style style:name="P17" style:family="paragraph" style:parent-style-name="Standard" style:list-style-name="L9">
      <style:paragraph-properties fo:line-height="115%"/>
      <style:text-properties style:font-name="Ubuntu" officeooo:paragraph-rsid="00181d94"/>
    </style:style>
    <style:style style:name="P18" style:family="paragraph" style:parent-style-name="Standard" style:list-style-name="L10">
      <style:paragraph-properties fo:line-height="115%"/>
      <style:text-properties style:font-name="Ubuntu" officeooo:paragraph-rsid="00181d94"/>
    </style:style>
    <style:style style:name="P19" style:family="paragraph" style:parent-style-name="Standard" style:list-style-name="L11">
      <style:paragraph-properties fo:line-height="115%"/>
      <style:text-properties style:font-name="Ubuntu" officeooo:paragraph-rsid="00181d94"/>
    </style:style>
    <style:style style:name="P20" style:family="paragraph" style:parent-style-name="Standard" style:list-style-name="L12">
      <style:paragraph-properties fo:line-height="115%"/>
      <style:text-properties style:font-name="Ubuntu" officeooo:paragraph-rsid="00181d94"/>
    </style:style>
    <style:style style:name="P21" style:family="paragraph" style:parent-style-name="Standard" style:list-style-name="L13">
      <style:paragraph-properties fo:line-height="115%"/>
      <style:text-properties style:font-name="Ubuntu" officeooo:paragraph-rsid="00181d94"/>
    </style:style>
    <style:style style:name="P22" style:family="paragraph" style:parent-style-name="Standard" style:list-style-name="L14">
      <style:paragraph-properties fo:line-height="115%"/>
      <style:text-properties style:font-name="Ubuntu" officeooo:paragraph-rsid="002ac723"/>
    </style:style>
    <style:style style:name="P23" style:family="paragraph" style:parent-style-name="Standard" style:list-style-name="L15">
      <style:paragraph-properties fo:line-height="115%"/>
      <style:text-properties style:font-name="Ubuntu" officeooo:paragraph-rsid="00181d94"/>
    </style:style>
    <style:style style:name="P24" style:family="paragraph" style:parent-style-name="Standard" style:list-style-name="L16">
      <style:paragraph-properties fo:line-height="115%"/>
      <style:text-properties style:font-name="Ubuntu" officeooo:paragraph-rsid="00181d94"/>
    </style:style>
    <style:style style:name="P25" style:family="paragraph" style:parent-style-name="Standard" style:list-style-name="L17">
      <style:paragraph-properties fo:line-height="115%"/>
      <style:text-properties style:font-name="Ubuntu" officeooo:paragraph-rsid="00181d94"/>
    </style:style>
    <style:style style:name="P26" style:family="paragraph" style:parent-style-name="Standard" style:list-style-name="L18">
      <style:paragraph-properties fo:line-height="115%"/>
      <style:text-properties style:font-name="Ubuntu" officeooo:paragraph-rsid="001c5495"/>
    </style:style>
    <style:style style:name="P27" style:family="paragraph" style:parent-style-name="Standard" style:list-style-name="L19">
      <style:paragraph-properties fo:line-height="115%"/>
      <style:text-properties style:font-name="Ubuntu" officeooo:paragraph-rsid="001c5495"/>
    </style:style>
    <style:style style:name="P28" style:family="paragraph" style:parent-style-name="Standard" style:list-style-name="L21">
      <style:paragraph-properties fo:line-height="115%"/>
      <style:text-properties style:font-name="Ubuntu" officeooo:paragraph-rsid="00181d94"/>
    </style:style>
    <style:style style:name="P29" style:family="paragraph" style:parent-style-name="Standard" style:list-style-name="L22">
      <style:paragraph-properties fo:line-height="115%"/>
      <style:text-properties style:font-name="Ubuntu" officeooo:paragraph-rsid="00181d94"/>
    </style:style>
    <style:style style:name="P30" style:family="paragraph" style:parent-style-name="Standard">
      <style:paragraph-properties fo:line-height="115%"/>
      <style:text-properties style:font-name="Ubuntu" officeooo:paragraph-rsid="00181d94"/>
    </style:style>
    <style:style style:name="P31" style:family="paragraph" style:parent-style-name="Standard" style:list-style-name="L14">
      <style:paragraph-properties fo:line-height="115%"/>
      <style:text-properties style:font-name="Ubuntu" fo:font-size="11pt" fo:font-weight="bold" officeooo:paragraph-rsid="002ac723" style:font-size-asian="11pt" style:font-weight-asian="bold" style:font-size-complex="11pt" style:font-weight-complex="bold"/>
    </style:style>
    <style:style style:name="P32" style:family="paragraph" style:parent-style-name="Standard" style:list-style-name="L24">
      <style:text-properties officeooo:paragraph-rsid="00181d94"/>
    </style:style>
    <style:style style:name="P33" style:family="paragraph" style:parent-style-name="Standard" style:list-style-name="L23">
      <style:paragraph-properties fo:line-height="115%"/>
      <style:text-properties officeooo:paragraph-rsid="0025b9c8"/>
    </style:style>
    <style:style style:name="P34" style:family="paragraph">
      <style:text-properties style:font-name="Ubuntu"/>
    </style:style>
    <style:style style:name="P35" style:family="paragraph">
      <loext:graphic-properties draw:fill="none" draw:fill-color="#ffffff"/>
      <style:text-properties style:font-name="Ubuntu"/>
    </style:style>
    <style:style style:name="P36" style:family="paragraph">
      <style:paragraph-properties fo:text-align="center"/>
      <style:text-properties style:font-name="Ubuntu" fo:font-size="15pt" style:font-size-asian="15pt" style:font-size-complex="15pt"/>
    </style:style>
    <style:style style:name="P37" style:family="paragraph">
      <style:paragraph-properties fo:line-height="115%" fo:text-align="center"/>
      <style:text-properties style:font-name="Ubuntu" fo:font-size="15pt" style:font-size-asian="15pt" style:font-size-complex="15pt"/>
    </style:style>
    <style:style style:name="P38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T1" style:family="text">
      <style:text-properties officeooo:rsid="001938c4"/>
    </style:style>
    <style:style style:name="T2" style:family="text">
      <style:text-properties officeooo:rsid="00181d94"/>
    </style:style>
    <style:style style:name="T3" style:family="text">
      <style:text-properties officeooo:rsid="001a6fec"/>
    </style:style>
    <style:style style:name="T4" style:family="text">
      <style:text-properties fo:font-size="10pt" fo:font-style="italic" fo:font-weight="bold" officeooo:rsid="00181d94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weight="bold" officeooo:rsid="00181d94" style:font-size-asian="10pt" style:font-weight-asian="bold" style:font-size-complex="10pt" style:font-weight-complex="bold"/>
    </style:style>
    <style:style style:name="T6" style:family="text">
      <style:text-properties fo:font-size="10pt" fo:font-style="normal" fo:font-weight="bold" officeooo:rsid="00181d94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d94" style:font-weight-asian="bold" style:font-weight-complex="bold"/>
    </style:style>
    <style:style style:name="T9" style:family="text">
      <style:text-properties officeooo:rsid="00206abb"/>
    </style:style>
    <style:style style:name="T10" style:family="text">
      <style:text-properties style:font-name="DejaVu Sans"/>
    </style:style>
    <style:style style:name="T11" style:family="text">
      <style:text-properties style:font-name="DejaVu Sans" fo:font-weight="bold" style:font-weight-asian="bold" style:font-weight-complex="bold"/>
    </style:style>
    <style:style style:name="T12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DejaVu Sans" style:text-underline-style="none" fo:font-weight="bold" style:font-weight-asian="bold" style:font-weight-complex="bold"/>
    </style:style>
    <style:style style:name="T14" style:family="text">
      <style:text-properties style:font-name="Bitstream Charter" fo:font-size="10pt" style:font-size-asian="10pt" style:font-size-complex="10pt"/>
    </style:style>
    <style:style style:name="T15" style:family="text">
      <style:text-properties style:font-name="Bitstream Charter" fo:font-size="10pt" officeooo:rsid="00181d94" style:font-size-asian="10pt" style:font-size-complex="10pt"/>
    </style:style>
    <style:style style:name="T16" style:family="text">
      <style:text-properties style:font-name="Ubuntu" officeooo:rsid="00181d94"/>
    </style:style>
    <style:style style:name="T17" style:family="text">
      <style:text-properties style:font-name="Ubuntu" fo:font-weight="bold" officeooo:rsid="00181d94" style:font-weight-asian="bold" style:font-weight-complex="bold"/>
    </style:style>
    <style:style style:name="T18" style:family="text">
      <style:text-properties officeooo:rsid="0023cacb"/>
    </style:style>
    <style:style style:name="T19" style:family="text">
      <style:text-properties officeooo:rsid="0025b9c8"/>
    </style:style>
    <style:style style:name="T20" style:family="text">
      <style:text-properties officeooo:rsid="0028ff90"/>
    </style:style>
    <style:style style:name="T21" style:family="text">
      <style:text-properties officeooo:rsid="002977df"/>
    </style:style>
    <style:style style:name="T22" style:family="text">
      <style:text-properties fo:font-style="normal" officeooo:rsid="00181d94" style:font-style-asian="normal" style:font-style-complex="normal"/>
    </style:style>
    <style:style style:name="T23" style:family="text">
      <style:text-properties fo:font-style="normal" fo:font-weight="bold" officeooo:rsid="00181d94" style:font-style-asian="normal" style:font-weight-asian="bold" style:font-style-complex="normal" style:font-weight-complex="bold"/>
    </style:style>
    <style:style style:name="T24" style:family="text">
      <style:text-properties officeooo:rsid="002d2ff1"/>
    </style:style>
    <style:style style:name="T25" style:family="text">
      <style:text-properties style:text-underline-style="solid" style:text-underline-width="auto" style:text-underline-color="font-color" officeooo:rsid="002d2ff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Ubuntu"/>
    </style:style>
    <style:style style:name="T28" style:family="text">
      <style:text-properties style:font-name="Ubuntu" fo:font-size="15pt" style:font-size-asian="15pt" style:font-size-complex="15pt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name="Shape1" draw:style-name="gr1" draw:text-style-name="P35" svg:width="4.896cm" svg:height="1.43cm" svg:x="12.988cm" svg:y="-1.289cm"><draw:text-box><text:p text:style-name="P34"><text:span text:style-name="T27">N SAI HARSHA - 14408</text:span></text:p></draw:text-box></draw:frame><draw:frame text:anchor-type="paragraph" draw:z-index="1" draw:name="Shape1" draw:style-name="gr2" draw:text-style-name="P38" svg:width="7.287cm" svg:height="1.828cm" svg:x="2.633cm" svg:y="-1.607cm"><draw:text-box><text:p text:style-name="P36"><text:span text:style-name="T28">CS425 -ASSIGNMENT 1 </text:span></text:p><text:p text:style-name="P37"><text:span text:style-name="T28">SOCKET PROGRAMMING</text:span></text:p></draw:text-box></draw:frame></text:p>
      <text:p text:style-name="P7"><text:tab/>The following lines provide a concise overview of the code in the documents server.c and client.c in a block-wise sequence</text:p>
      <text:p text:style-name="P7"><text:span text:style-name="T24"><text:tab/></text:span><text:span text:style-name="T25">Note:</text:span><text:span text:style-name="T24"> <text:s/>[p - q] represent the line numbers &lt;p to q&gt; in the respective files)</text:span>.</text:p>
      <text:p text:style-name="P4"/>
      <text:p text:style-name="P9"><text:span text:style-name="T1">[</text:span>server.c<text:span text:style-name="T1">]</text:span></text:p>
      <text:p text:style-name="P4"><text:tab/>[29-40]</text:p>
      <text:list xml:id="list8890111206980639337" text:style-name="L1">
        <text:list-item>
          <text:p text:style-name="P10"><text:span text:style-name="T2">Created a socket and bind the server(port 9000 - macro variable) to the socket</text:span></text:p>
        </text:list-item>
      </text:list>
      <text:p text:style-name="P4"><text:tab/>[43-44]</text:p>
      <text:list xml:id="list6034608767695965532" text:style-name="L2">
        <text:list-item>
          <text:p text:style-name="P11"><text:span text:style-name="T2">Listens for clients</text:span></text:p>
        </text:list-item>
      </text:list>
      <text:p text:style-name="P4"><text:tab/>[48]</text:p>
      <text:list xml:id="list5561218565373367674" text:style-name="L3">
        <text:list-item>
          <text:p text:style-name="P12"><text:span text:style-name="T2">Infinite loop to allow service </text:span></text:p>
        </text:list-item>
      </text:list>
      <text:p text:style-name="P4"><text:tab/>[49-55]</text:p>
      <text:list xml:id="list1628221539091139887" text:style-name="L4">
        <text:list-item>
          <text:p text:style-name="P13"><text:span text:style-name="T2">Accepts connection from new client</text:span></text:p>
        </text:list-item>
      </text:list>
      <text:p text:style-name="P4"><text:tab/>[56-94]</text:p>
      <text:list xml:id="list4527331304829090774" text:style-name="L5">
        <text:list-item>
          <text:p text:style-name="P14"><text:span text:style-name="T2">Checks if the user exists in 'users.txt'. If Yes, then checks for the password and also notifies the client by sending a msg,</text:span></text:p>
        </text:list-item>
      </text:list>
      <text:list xml:id="list8923067813902021268" text:style-name="L6">
        <text:list-item>
          <text:p text:style-name="P15"><text:span text:style-name="T2">If password Matched, then sends “Hello &lt;username&gt;” to the client.</text:span></text:p>
        </text:list-item>
        <text:list-item>
          <text:p text:style-name="P15"><text:span text:style-name="T2">Else sends message “Authentication Failure!!!”, and terminates the connection.</text:span></text:p>
        </text:list-item>
      </text:list>
      <text:p text:style-name="P4"><text:tab/>[98-104]</text:p>
      <text:list xml:id="list5109767249971849294" text:style-name="L8">
        <text:list-item>
          <text:p text:style-name="P16"><text:span text:style-name="T2">If the user doesn't exist, then sends message “</text:span><text:span text:style-name="T8">Authentication Failure!!!</text:span><text:span text:style-name="T2">”, and terminates the connection.</text:span></text:p>
        </text:list-item>
      </text:list>
      <text:p text:style-name="P4"><text:tab/>[106-110]</text:p>
      <text:list xml:id="list2124717460932689469" text:style-name="L9">
        <text:list-item>
          <text:p text:style-name="P17"><text:span text:style-name="T2">Receives the input file name from the client</text:span></text:p>
        </text:list-item>
      </text:list>
      <text:p text:style-name="P4"><text:tab/>[113-128]</text:p>
      <text:list xml:id="list2748034743142045691" text:style-name="L10">
        <text:list-item>
          <text:p text:style-name="P18"><text:span text:style-name="T2">If file exists, then sends a message saying "</text:span><text:span text:style-name="T8">Download Initiated...</text:span><text:span text:style-name="T2">". Then, opens the file and sends the client line by line and receives acknowledgement. Once done, closes the file.</text:span></text:p>
        </text:list-item>
      </text:list>
      <text:p text:style-name="P4"><text:tab/>[129-132]</text:p>
      <text:list xml:id="list5447855380068344876" text:style-name="L11">
        <text:list-item>
          <text:p text:style-name="P19"><text:span text:style-name="T2">If file doesn't exist, the message “</text:span><text:span text:style-name="T8">File Not Found</text:span><text:span text:style-name="T2">” is sent.</text:span></text:p>
        </text:list-item>
      </text:list>
      <text:p text:style-name="P4"><text:tab/>[134-135]</text:p>
      <text:list xml:id="list3331490976432421840" text:style-name="L12">
        <text:list-item>
          <text:p text:style-name="P20"><text:span text:style-name="T2">Terminates the connection with the client </text:span></text:p>
        </text:list-item>
      </text:list>
      <text:p text:style-name="P30"/>
      <text:p text:style-name="P9"><text:span text:style-name="T3">[</text:span>client.c<text:span text:style-name="T3">]</text:span></text:p>
      <text:p text:style-name="P4"><text:tab/>[23-37]</text:p>
      <text:list xml:id="list7134976504512038911" text:style-name="L13">
        <text:list-item>
          <text:p text:style-name="P21"><text:span text:style-name="T2">Created a socket and bind the server(</text:span><text:span text:style-name="T8">port 9000</text:span><text:span text:style-name="T2"> - macro variable) to the socket</text:span></text:p>
        </text:list-item>
      </text:list>
      <text:p text:style-name="P4"><text:tab/>[28-32]</text:p>
      <text:list xml:id="list8575781563601742435" text:style-name="L14">
        <text:list-item>
          <text:p text:style-name="P22"><text:span text:style-name="T2">Parses the argv - &lt;username:password@serverip&gt; into </text:span></text:p>
          <text:p text:style-name="P31"><text:span text:style-name="T22">{username, password, ip_addr}</text:span></text:p>
        </text:list-item>
      </text:list>
      <text:p text:style-name="P4"><text:tab/>[39-42]</text:p>
      <text:list xml:id="list5154898461661146591" text:style-name="L15">
        <text:list-item>
          <text:p text:style-name="P23"><text:span text:style-name="T2">Connects the server, notifies if any error.</text:span></text:p>
        </text:list-item>
      </text:list>
      <text:p text:style-name="P4"><text:soft-page-break/><text:tab/>[45-48]</text:p>
      <text:list xml:id="list610495228761556888" text:style-name="L16">
        <text:list-item>
          <text:p text:style-name="P24"><text:span text:style-name="T2">Sends the username, </text:span></text:p>
        </text:list-item>
      </text:list>
      <text:p text:style-name="P4"><text:tab/><text:tab/>1. if exists, then receives the message - "<text:span text:style-name="T7">Checking for the password...</text:span>"</text:p>
      <text:p text:style-name="P5"><text:tab/><text:tab/>2. else message - "<text:span text:style-name="T7">Authentication Failure!!!</text:span>" <text:span text:style-name="T18">&amp;</text:span> terminates the connection.</text:p>
      <text:p text:style-name="P4"><text:tab/>[50-53]</text:p>
      <text:list xml:id="list3424754590005535117" text:style-name="L17">
        <text:list-item>
          <text:p text:style-name="P25"><text:span text:style-name="T2">Sends the password</text:span></text:p>
        </text:list-item>
      </text:list>
      <text:p text:style-name="P4"><text:tab/><text:tab/>1. if matches, then receives the message -<text:span text:style-name="T7"> "Hello </text:span><text:span text:style-name="T26">" &lt;</text:span><text:span text:style-name="T7">username</text:span><text:span text:style-name="T26">&gt;.</text:span></text:p>
      <text:p text:style-name="P4"><text:tab/><text:tab/>2. else message - "<text:span text:style-name="T7">Authentication Failure!!!</text:span>" <text:span text:style-name="T18">&amp;</text:span> terminates <text:span text:style-name="T18">the </text:span>connection.</text:p>
      <text:p text:style-name="P4"><text:tab/>[58-66]</text:p>
      <text:list xml:id="list2859164785682479587" text:style-name="L18">
        <text:list-item>
          <text:p text:style-name="P26"><text:span text:style-name="T2">Takes filename as input from the user, Receives the following message - </text:span></text:p>
        </text:list-item>
      </text:list>
      <text:list xml:id="list868881343940538560" text:style-name="L19">
        <text:list-item>
          <text:p text:style-name="P27"><text:span text:style-name="T2">"</text:span><text:span text:style-name="T8">File Not Found</text:span><text:span text:style-name="T2">", if the file is not present and the connection is terminated.</text:span></text:p>
        </text:list-item>
        <text:list-item>
          <text:p text:style-name="P27"><text:span text:style-name="T2">"</text:span><text:span text:style-name="T8">Download Initiated...</text:span><text:span text:style-name="T2">", if the file is present.</text:span></text:p>
        </text:list-item>
      </text:list>
      <text:p text:style-name="P4"><text:tab/>[68-92]</text:p>
      <text:list xml:id="list7442709541027697327" text:style-name="L21">
        <text:list-item>
          <text:p text:style-name="P28"><text:span text:style-name="T2">Opens a new file and writes the received messages line by line and sends the server the acknowledgement. Then closes the file</text:span></text:p>
        </text:list-item>
      </text:list>
      <text:p text:style-name="P4"><text:tab/>[93-94]</text:p>
      <text:list xml:id="list6274612213275213831" text:style-name="L22">
        <text:list-item>
          <text:p text:style-name="P29"><text:span text:style-name="T2">Closes the connection</text:span></text:p>
        </text:list-item>
      </text:list>
      <text:p text:style-name="P4"/>
      <text:p text:style-name="P4"/>
      <text:p text:style-name="P9">Assumptions and Limitations:</text:p>
      <text:list xml:id="list5542014096107831340" text:style-name="L23">
        <text:list-item>
          <text:p text:style-name="P33"><text:span text:style-name="T16">PORT_NUMBER is hard_coded to ‘</text:span><text:span text:style-name="T17">9000</text:span><text:span text:style-name="T16">’ in both server.c and client.c </text:span></text:p>
          <text:p text:style-name="P33"><text:span text:style-name="T16">( #define <text:s/>PORT_NUMBER 9000 )</text:span></text:p>
        </text:list-item>
        <text:list-item>
          <text:p text:style-name="P6">username and password can not contain ':'</text:p>
        </text:list-item>
        <text:list-item>
          <text:p text:style-name="P6">Run the server using ‘<text:span text:style-name="T11">./server</text:span>’</text:p>
        </text:list-item>
        <text:list-item>
          <text:p text:style-name="P6">Run the client using ‘<text:span text:style-name="T13">./client harshan:</text:span><text:a xlink:type="simple" xlink:href="mailto:123456789@127.0.0.1" text:style-name="Internet_20_link" text:visited-style-name="Visited_20_Internet_20_Link"><text:span text:style-name="T12">123456789@127.0.0.</text:span></text:a><text:a xlink:type="simple" xlink:href="mailto:123456789@127.0.0.1" text:style-name="Internet_20_link" text:visited-style-name="Visited_20_Internet_20_Link"><text:span text:style-name="T12">1</text:span></text:a>’</text:p>
          <text:p text:style-name="P6">[<text:span text:style-name="T20">find more users and passwords</text:span> in ‘<text:span text:style-name="T7">users.txt</text:span>’]</text:p>
        </text:list-item>
        <text:list-item>
          <text:p text:style-name="P6">Then, <text:span text:style-name="T21">the </text:span>&lt;file&gt; is to be requested, just by entering the filename.</text:p>
        </text:list-item>
        <text:list-item>
          <text:p text:style-name="P6">After one request of <text:span text:style-name="T9">a </text:span>client is serviced, the server terminates connection wit<text:span text:style-name="T19">h </text:span>that client.</text:p>
        </text:list-item>
        <text:list-item>
          <text:p text:style-name="P6">Client exits once the file download completes or if the server does not have that file.</text:p>
        </text:list-item>
      </text:list>
      <text:p text:style-name="P4"/>
      <text:p text:style-name="P4"/>
      <text:p text:style-name="P8">References:</text:p>
      <text:list xml:id="list1237782627041358627" text:style-name="L24">
        <text:list-header>
          <text:p text:style-name="P32"><text:a xlink:type="simple" xlink:href="https://www.youtube.com/playlist?list=PL0JmC-T2nhdgJ2Lw5YdufR8MffaQdAvEf" text:style-name="Internet_20_link" text:visited-style-name="Visited_20_Internet_20_Link"><text:span text:style-name="T15">https://www.youtube.com/playlist?list=PL0JmC-T2nhdgJ2Lw5YdufR8MffaQdAvEf</text:span></text:a></text:p>
        </text:list-header>
      </text:list>
      <text:p text:style-name="P1"><text:span text:style-name="T14"><text:tab/></text:span><text:a xlink:type="simple" xlink:href="https://stackoverflow.com/questions/9206091/going-through-a-text-file-line-by-line-in-c" text:style-name="Internet_20_link" text:visited-style-name="Visited_20_Internet_20_Link"><text:span text:style-name="T14">https://stackoverflow.com/questions/9206091/going-through-a-text-file-line-by-line-in-c</text:span></text:a></text:p>
      <text:p text:style-name="P1"><text:span text:style-name="T14"><text:tab/></text:span><text:a xlink:type="simple" xlink:href="https://stackoverflow.com/questions/30213716/how-to-properly-append-lines-to-already-" text:style-name="Internet_20_link" text:visited-style-name="Visited_20_Internet_20_Link"><text:span text:style-name="T14">https://stackoverflow.com/questions/30213716/how-to</text:span></text:a><text:a xlink:type="simple" xlink:href="https://stackoverflow.com/questions/30213716/how-to-properly-append-lines-to-already-" text:style-name="Internet_20_link" text:visited-style-name="Visited_20_Internet_20_Link"><text:span text:style-name="T14">-append-lines-to-already-</text:span></text:a><text:a xlink:type="simple" xlink:href="https://stackoverflow.com/questions/30213716/how-to-properly-append-lines-to-already-existing-file" text:style-name="Internet_20_link" text:visited-style-name="Visited_20_Internet_20_Link"><text:span text:style-name="T14">existing-file</text:span></text:a></text:p>
      <text:p text:style-name="P2"><text:span text:style-name="T14"><text:tab/></text:span><text:a xlink:type="simple" xlink:href="https://stackoverflow.com/questions/35197575/in-c-how-to-print-out-a-txt-file-line-by-line" text:style-name="Internet_20_link" text:visited-style-name="Visited_20_Internet_20_Link"><text:span text:style-name="T14">https://stackoverflow.com/questions/35197575/in-c-how-to-print-out-a-txt-file-line-by-line</text:span></text:a></text:p>
      <text:p text:style-name="P2"><text:span text:style-name="T14"><text:tab/></text:span><text:a xlink:type="simple" xlink:href="https://www.tutorialspoint.com/c_standard_library/c_function_fgets.htm" text:style-name="Internet_20_link" text:visited-style-name="Visited_20_Internet_20_Link"><text:span text:style-name="T14">https://www.tutorialspoint.com/c_standard_library/c_function_fgets.htm</text:span></text:a></text:p>
      <text:p text:style-name="P1"><text:span text:style-name="T14"><text:tab/></text:span><text:a xlink:type="simple" xlink:href="https://stackoverflow.com/questions/3501338/c-read-file-line-by-line" text:style-name="Internet_20_link" text:visited-style-name="Visited_20_Internet_20_Link"><text:span text:style-name="T14">https://stackoverflow.com/questions/3501338/c-read-file-line-by-line</text:span></text:a></text:p>
      <text:p text:style-name="P1"><text:span text:style-name="T14"><text:tab/></text:span><text:a xlink:type="simple" xlink:href="https://www.programiz.com/c-programming/library-function/string.h/strcmp" text:style-name="Internet_20_link" text:visited-style-name="Visited_20_Internet_20_Link"><text:span text:style-name="T14">https://www.programiz.com/c-programming/library-function/string.h/strcmp</text:span></text:a></text:p>
      <text:p text:style-name="P1"><text:span text:style-name="T14"><text:tab/></text:span><text:a xlink:type="simple" xlink:href="http://www.cplusplus.com/reference/cstring/strtok/" text:style-name="Internet_20_link" text:visited-style-name="Visited_20_Internet_20_Link"><text:span text:style-name="T14">http://www.cplusplus.com/reference/cstring/strtok/</text:span></text:a></text:p>
      <text:p text:style-name="P1"><text:span text:style-name="T14"><text:tab/></text:span><text:a xlink:type="simple" xlink:href="https://stackoverflow.com/questions/18950835/printing-to-a-file-in-c" text:style-name="Internet_20_link" text:visited-style-name="Visited_20_Internet_20_Link"><text:span text:style-name="T14">https://stackoverflow.com/questions/18950835/printing-to-a-file-in-c</text:span></text:a></text:p>
      <text:p text:style-name="P1"><text:span text:style-name="T14"><text:tab/></text:span><text:a xlink:type="simple" xlink:href="https://stackoverflow.com/questions/34008206/how-to-create-a-new-text-file-in-c" text:style-name="Internet_20_link" text:visited-style-name="Visited_20_Internet_20_Link"><text:span text:style-name="T14">https://stackoverflow.com/questions/34008206/how-to-create-a-new-text-file-in-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oma" svg:font-family="Lom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9:44:37.673902027</meta:creation-date>
    <dc:date>2017-08-24T21:59:31.505930596</dc:date>
    <meta:editing-duration>PT38M37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457" meta:character-count="3470" meta:non-whitespace-character-count="3069"/>
  </office:meta>
</office:document-meta>
</file>